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8.241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5.734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Times New Roman"/>
    </style:style>
    <style:style style:name="ce2" style:family="table-cell" style:parent-style-name="Default">
      <style:table-cell-properties fo:wrap-option="wrap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1017" table:default-cell-style-name="ce1"/>
        <table:table-row table:style-name="ro2">
          <table:table-cell table:number-columns-repeated="2"/>
          <table:table-cell table:style-name="ce3" office:value-type="string">
            <text:p>Logiciel</text:p>
          </table:table-cell>
          <table:table-cell office:value-type="string">
            <text:p>http://www.softinterface.com/DL/DL_UserData_Proc.ASP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3">
          <table:table-cell office:value-type="string">
            <text:p>pdf</text:p>
          </table:table-cell>
          <table:table-cell table:style-name="ce3" office:value-type="string">
            <text:p>txt</text:p>
          </table:table-cell>
          <table:table-cell table:style-name="ce3"/>
          <table:table-cell table:style-name="Default"/>
          <table:table-cell table:style-name="ce3"/>
          <table:table-cell table:number-columns-repeated="1019"/>
        </table:table-row>
        <table:table-row table:style-name="ro4">
          <table:table-cell table:style-name="ce2" table:formula="of:=SUM([.A5:.A106])" office:value-type="float" office:value="4313">
            <text:p>4313</text:p>
          </table:table-cell>
          <table:table-cell table:style-name="ce2" table:formula="of:=SUM([.B5:.B106])" office:value-type="float" office:value="3041">
            <text:p>3041</text:p>
          </table:table-cell>
          <table:table-cell table:style-name="ce2"/>
          <table:table-cell table:style-name="ce5" office:value-type="string">
            <text:p>ACL - articles, sans les tutoriels</text:p>
          </table:table-cell>
          <table:table-cell table:style-name="ce4" office:value-type="string">
            <text:p>absents</text:p>
          </table:table-cell>
          <table:table-cell table:style-name="ce2" office:value-type="string">
            <text:p>impossible convertir pdf</text:p>
          </table:table-cell>
          <table:table-cell table:style-name="ce2" office:value-type="string">
            <text:p>Ne pas traiter</text:p>
          </table:table-cell>
          <table:table-cell table:style-name="ce2" table:number-columns-repeated="12"/>
          <table:table-cell table:style-name="ce4"/>
          <table:table-cell table:style-name="ce2" table:number-columns-repeated="1004"/>
        </table:table-row>
        <table:table-row table:style-name="ro5"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string">
            <text:p>P14-1</text:p>
          </table:table-cell>
          <table:table-cell office:value-type="string">
            <text:p>Proceedings of the 52nd Annual Meeting of the Association for Computational Linguistics (Volume 1: Long Papers)</text:p>
          </table:table-cell>
          <table:table-cell table:style-name="ce3"/>
          <table:table-cell office:value-type="string">
            <text:p>p 1038, 1072</text:p>
          </table:table-cell>
          <table:table-cell table:number-columns-repeated="13"/>
          <table:table-cell table:style-name="ce3"/>
          <table:table-cell table:number-columns-repeated="1004"/>
        </table:table-row>
        <table:table-row table:style-name="ro5">
          <table:table-cell table:number-columns-repeated="2"/>
          <table:table-cell office:value-type="string">
            <text:p>P14-2</text:p>
          </table:table-cell>
          <table:table-cell office:value-type="string">
            <text:p>Proceedings of the 52nd Annual Meeting of the Association for Computational Linguistics (Volume 2: Short Papers)</text:p>
          </table:table-cell>
          <table:table-cell table:style-name="ce3"/>
          <table:table-cell office:value-type="string">
            <text:p>p 2118, 2132</text:p>
          </table:table-cell>
          <table:table-cell table:number-columns-repeated="13"/>
          <table:table-cell table:style-name="ce3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P14-3</text:p>
          </table:table-cell>
          <table:table-cell office:value-type="string">
            <text:p>Proceedings of the ACL 2014 Student Research Workshop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14-5</text:p>
          </table:table-cell>
          <table:table-cell office:value-type="string">
            <text:p>Proceedings of 52nd Annual Meeting of the Association for Computational Linguistics: System Demonstr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387">
            <text:p>387</text:p>
          </table:table-cell>
          <table:table-cell office:value-type="float" office:value="382">
            <text:p>382</text:p>
          </table:table-cell>
          <table:table-cell office:value-type="string">
            <text:p>P13-1</text:p>
          </table:table-cell>
          <table:table-cell office:value-type="string">
            <text:p>Proceedings of the 52nd Annual Meeting of the Association for Computational Linguistics (Volume 1: Long Papers)</text:p>
          </table:table-cell>
          <table:table-cell table:style-name="ce3"/>
          <table:table-cell office:value-type="string">
            <text:p>p13-1015,, p13-1078, p13-1087, <text:s/>p13-1119, p13-1164,</text:p>
          </table:table-cell>
          <table:table-cell table:number-columns-repeated="1018"/>
        </table:table-row>
        <table:table-row table:style-name="ro5">
          <table:table-cell table:style-name="ce3" table:number-columns-repeated="2"/>
          <table:table-cell office:value-type="string">
            <text:p>P13-2</text:p>
          </table:table-cell>
          <table:table-cell office:value-type="string">
            <text:p>Proceedings of the 51st Annual Meeting of the Association for Computational Linguistics (Volume 2: Short Papers)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13-3</text:p>
          </table:table-cell>
          <table:table-cell office:value-type="string">
            <text:p>51st Annual Meeting of the Association for Computational Linguistics Proceedings of the Student Research Workshop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13-4</text:p>
          </table:table-cell>
          <table:table-cell office:value-type="string">
            <text:p>Proceedings of the 51st Annual Meeting of the Association for Computational Linguistics: System Demonstr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string">
            <text:p>P12-1</text:p>
          </table:table-cell>
          <table:table-cell office:value-type="string">
            <text:p>Proceedings of the 50th Annual Meeting of the Association for Computational Linguistics (Volume 1: Long Papers)</text:p>
          </table:table-cell>
          <table:table-cell/>
          <table:table-cell office:value-type="string">
            <text:p>P12-1024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P12-2</text:p>
          </table:table-cell>
          <table:table-cell office:value-type="string">
            <text:p>Proceedings of the 50th Annual Meeting of the Association for Computational Linguistics (Volume 2: Short Paper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12-3</text:p>
          </table:table-cell>
          <table:table-cell office:value-type="string">
            <text:p>Proceedings of the ACL 2012 System Demonstr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338">
            <text:p>338</text:p>
          </table:table-cell>
          <table:table-cell office:value-type="float" office:value="336">
            <text:p>336</text:p>
          </table:table-cell>
          <table:table-cell office:value-type="string">
            <text:p>P11-1</text:p>
          </table:table-cell>
          <table:table-cell office:value-type="string">
            <text:p>Proceedings of the 49th Annual Meeting of the Association for Computational Linguistics: Human Language Technologies</text:p>
          </table:table-cell>
          <table:table-cell/>
          <table:table-cell office:value-type="string">
            <text:p>p11-1002, p11-1080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P11-2</text:p>
          </table:table-cell>
          <table:table-cell office:value-type="string">
            <text:p>Proceedings of the 49th Annual Meeting of the Association for Computational Linguistics: Human Language Technolog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11-3</text:p>
          </table:table-cell>
          <table:table-cell office:value-type="string">
            <text:p>Proceedings of the ACL 2011 Student Sess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11-4</text:p>
          </table:table-cell>
          <table:table-cell office:value-type="string">
            <text:p>Proceedings of the ACL-HLT 2011 System Demonst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  <table:table-cell office:value-type="string">
            <text:p>P10-1</text:p>
          </table:table-cell>
          <table:table-cell office:value-type="string">
            <text:p>Proceedings of the 48th Annual Meeting of the Association for Computational Linguistics</text:p>
          </table:table-cell>
          <table:table-cell/>
          <table:table-cell office:value-type="string">
            <text:p>P10-107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10-2</text:p>
          </table:table-cell>
          <table:table-cell office:value-type="string">
            <text:p>Proceedings of the ACL 2010 Conference Short Pap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10-3</text:p>
          </table:table-cell>
          <table:table-cell office:value-type="string">
            <text:p>Proceedings of the ACL 2010 Student Research Workshop</text:p>
          </table:table-cell>
          <table:table-cell/>
          <table:table-cell office:value-type="string">
            <text:p>P10-300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10-4</text:p>
          </table:table-cell>
          <table:table-cell office:value-type="string">
            <text:p>Proceedings of the ACL 2010 System Demonstr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string">
            <text:p>P09-1</text:p>
          </table:table-cell>
          <table:table-cell office:value-type="string">
            <text:p>Proceedings of the Joint Conference of the 47th Annual Meeting of the ACL and the 4th International Joint Conference on Natural Language Processing of the AFNLP</text:p>
          </table:table-cell>
          <table:table-cell/>
          <table:table-cell office:value-type="string">
            <text:p>P09-1065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P09-2</text:p>
          </table:table-cell>
          <table:table-cell table:style-name="ce3" office:value-type="string">
            <text:p>Proceedings of the ACL-IJCNLP 2009 Conference Short Papers</text:p>
          </table:table-cell>
          <table:table-cell/>
          <table:table-cell office:value-type="string">
            <text:p>P09-2023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P09-3</text:p>
          </table:table-cell>
          <table:table-cell table:style-name="ce3" office:value-type="string">
            <text:p>Proceedings of the ACL-IJCNLP 2009 Student Research Workshop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09-4</text:p>
          </table:table-cell>
          <table:table-cell table:style-name="ce3" office:value-type="string">
            <text:p>Proceedings of the ACL-IJCNLP 2009 Software Demonstra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  <table:table-cell office:value-type="string">
            <text:p>P08-1</text:p>
          </table:table-cell>
          <table:table-cell table:style-name="ce3" office:value-type="string">
            <text:p>Proceedings of ACL-08: HLT</text:p>
          </table:table-cell>
          <table:table-cell/>
          <table:table-cell office:value-type="string">
            <text:p>P08-1001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P08-2</text:p>
          </table:table-cell>
          <table:table-cell table:style-name="ce3" office:value-type="string">
            <text:p>Proceedings of ACL-08: HLT, Short Papers</text:p>
          </table:table-cell>
          <table:table-cell/>
          <table:table-cell office:value-type="string">
            <text:p>P08-2058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P08-3</text:p>
          </table:table-cell>
          <table:table-cell table:style-name="ce3" office:value-type="string">
            <text:p>Proceedings of the ACL-08: HLT Student Research Workshop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08-4</text:p>
          </table:table-cell>
          <table:table-cell table:style-name="ce3" office:value-type="string">
            <text:p>Proceedings of the ACL-08: HLT Demo Ses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04">
            <text:p>204</text:p>
          </table:table-cell>
          <table:table-cell office:value-type="string">
            <text:p>P07-1</text:p>
          </table:table-cell>
          <table:table-cell office:value-type="string">
            <text:p>Proceedings of the 45th Annual Meeting of the Association of Computational Linguistic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07-2</text:p>
          </table:table-cell>
          <table:table-cell office:value-type="string">
            <text:p>Proceedings of the 45th Annual Meeting of the Association for Computational Linguistics Companion Volume Proceedings of the Demo and Poster Sess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07-3</text:p>
          </table:table-cell>
          <table:table-cell office:value-type="string">
            <text:p>Proceedings of the ACL 2007 Student Research Worksho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307">
            <text:p>307</text:p>
          </table:table-cell>
          <table:table-cell office:value-type="float" office:value="300">
            <text:p>300</text:p>
          </table:table-cell>
          <table:table-cell office:value-type="string">
            <text:p>P06-1</text:p>
          </table:table-cell>
          <table:table-cell office:value-type="string">
            <text:p>Proceedings of the 21st International Conference on Computational Linguistics and 44th Annual Meeting of the Association for Computational Linguistics</text:p>
          </table:table-cell>
          <table:table-cell table:style-name="Default"/>
          <table:table-cell office:value-type="string">
            <text:p>P06-1060, P06-1076, P06-1133, 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P06-2</text:p>
          </table:table-cell>
          <table:table-cell office:value-type="string">
            <text:p>Proceedings of the COLING/ACL 2006 Main Conference Poster Sessions</text:p>
          </table:table-cell>
          <table:table-cell/>
          <table:table-cell office:value-type="string">
            <text:p>P06-2063, P06-212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06-3</text:p>
          </table:table-cell>
          <table:table-cell office:value-type="string">
            <text:p>Proceedings of the COLING/ACL 2006 Student Research Worksh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06-4</text:p>
          </table:table-cell>
          <table:table-cell office:value-type="string">
            <text:p>Proceedings of the COLING/ACL 2006 Interactive Presentation Sess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33">
            <text:p>133</text:p>
          </table:table-cell>
          <table:table-cell office:value-type="string">
            <text:p>P05-1</text:p>
          </table:table-cell>
          <table:table-cell office:value-type="string">
            <text:p>Proceedings of the 43rd Annual Meeting of the Association for Computational Linguistics (ACL’05)</text:p>
          </table:table-cell>
          <table:table-cell/>
          <table:table-cell office:value-type="string">
            <text:p>P04-10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05-2</text:p>
          </table:table-cell>
          <table:table-cell office:value-type="string">
            <text:p>Proceedings of the ACL Student Research Worksh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05-3</text:p>
          </table:table-cell>
          <table:table-cell office:value-type="string">
            <text:p>Proceedings of the ACL Interactive Poster and Demonstration Sess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string">
            <text:p>P04-1</text:p>
          </table:table-cell>
          <table:table-cell office:value-type="string">
            <text:p>Proceedings of the 42nd Annual Meeting of the Association for Computational Linguistics (ACL-04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04-2</text:p>
          </table:table-cell>
          <table:table-cell office:value-type="string">
            <text:p>Proceedings of the ACL Student Research Worksho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04-3</text:p>
          </table:table-cell>
          <table:table-cell office:value-type="string">
            <text:p>Proceedings of the ACL Interactive Poster and Demonstration Sess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string">
            <text:p>P03-1</text:p>
          </table:table-cell>
          <table:table-cell office:value-type="string">
            <text:p>Proceedings of the 41st Annual Meeting of the Association for Computational Linguistics</text:p>
          </table:table-cell>
          <table:table-cell/>
          <table:table-cell office:value-type="string">
            <text:p>P03-1045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P03-2</text:p>
          </table:table-cell>
          <table:table-cell office:value-type="string">
            <text:p>The Companion Volume to the Proceedings of 41st Annual Meeting of the Association for Computational Linguistic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03-3</text:p>
          </table:table-cell>
          <table:table-cell office:value-type="string">
            <text:p>The Companion Volume to the Proceedings of 41st Annual Meeting of the Association for Computational Linguistics</text:p>
          </table:table-cell>
          <table:table-cell table:number-columns-repeated="2"/>
          <table:table-cell office:value-type="string">
            <text:p>P03-2001, P03-20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string">
            <text:p>P02-1</text:p>
          </table:table-cell>
          <table:table-cell office:value-type="string">
            <text:p>Proceedings of the 40th Annual Meeting of the Association for Computational Linguistics</text:p>
          </table:table-cell>
          <table:table-cell/>
          <table:table-cell office:value-type="string">
            <text:p>P02-103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string">
            <text:p>P01-1</text:p>
          </table:table-cell>
          <table:table-cell office:value-type="string">
            <text:p>Proceedings of the 39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P00-1</text:p>
          </table:table-cell>
          <table:table-cell office:value-type="string">
            <text:p>Proceedings of the 38th Annual Meeting of the Association for Computational Linguistics</text:p>
          </table:table-cell>
          <table:table-cell/>
          <table:table-cell office:value-type="string">
            <text:p>P00-103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83">
            <text:p>83</text:p>
          </table:table-cell>
          <table:table-cell office:value-type="string">
            <text:p>P99-1</text:p>
          </table:table-cell>
          <table:table-cell office:value-type="string">
            <text:p>Proceedings of the 37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250">
            <text:p>250</text:p>
          </table:table-cell>
          <table:table-cell/>
          <table:table-cell office:value-type="string">
            <text:p>P98-1</text:p>
          </table:table-cell>
          <table:table-cell office:value-type="string">
            <text:p>36th Annual Meeting of the Association for Computational Linguistics and 17th International Conference on Computational Linguistics, Volumes 1&amp;2</text:p>
          </table:table-cell>
          <table:table-cell office:value-type="string">
            <text:p>P 21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P97-1</text:p>
          </table:table-cell>
          <table:table-cell office:value-type="string">
            <text:p>35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P96-1</text:p>
          </table:table-cell>
          <table:table-cell office:value-type="string">
            <text:p>34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P95-1</text:p>
          </table:table-cell>
          <table:table-cell office:value-type="string">
            <text:p>33rd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P94-1</text:p>
          </table:table-cell>
          <table:table-cell office:value-type="string">
            <text:p>32nd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P93-1</text:p>
          </table:table-cell>
          <table:table-cell office:value-type="string">
            <text:p>31st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P92-1</text:p>
          </table:table-cell>
          <table:table-cell office:value-type="string">
            <text:p>30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P91-1</text:p>
          </table:table-cell>
          <table:table-cell office:value-type="string">
            <text:p>29th Annual Meeting of the Association for 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P90-1</text:p>
          </table:table-cell>
          <table:table-cell office:value-type="string">
            <text:p>28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P89-1</text:p>
          </table:table-cell>
          <table:table-cell office:value-type="string">
            <text:p>27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P88-1</text:p>
          </table:table-cell>
          <table:table-cell office:value-type="string">
            <text:p>26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P87-1</text:p>
          </table:table-cell>
          <table:table-cell office:value-type="string">
            <text:p>25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P86-1</text:p>
          </table:table-cell>
          <table:table-cell office:value-type="string">
            <text:p>24th Annual Meeting of the Association for Computational Linguistics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P85-1</text:p>
          </table:table-cell>
          <table:table-cell office:value-type="string">
            <text:p>23rd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116">
            <text:p>116</text:p>
          </table:table-cell>
          <table:table-cell/>
          <table:table-cell office:value-type="string">
            <text:p>P84-1</text:p>
          </table:table-cell>
          <table:table-cell office:value-type="string">
            <text:p>10th International Conference on Computational Linguistics and 22nd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P83-1</text:p>
          </table:table-cell>
          <table:table-cell office:value-type="string">
            <text:p>21st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P82-1</text:p>
          </table:table-cell>
          <table:table-cell office:value-type="string">
            <text:p>20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P81-1</text:p>
          </table:table-cell>
          <table:table-cell office:value-type="string">
            <text:p>19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P80-1</text:p>
          </table:table-cell>
          <table:table-cell office:value-type="string">
            <text:p>18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P79-1</text:p>
          </table:table-cell>
          <table:table-cell office:value-type="string">
            <text:p>17th Annual Meeting of the Association for Computational Lingu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2" table:formula="of:=SUM([.A109:.A303])" office:value-type="float" office:value="4349">
            <text:p>4349</text:p>
          </table:table-cell>
          <table:table-cell table:style-name="ce2"/>
          <table:table-cell table:style-name="ce4"/>
          <table:table-cell table:style-name="ce5" office:value-type="string">
            <text:p>ACL </text:p>
          </table:table-cell>
          <table:table-cell table:style-name="ce4" office:value-type="string">
            <text:p>absents</text:p>
          </table:table-cell>
          <table:table-cell table:style-name="ce2" office:value-type="string">
            <text:p>impossible traiter</text:p>
          </table:table-cell>
          <table:table-cell table:style-name="ce2" office:value-type="string">
            <text:p>Ne pas traiter</text:p>
          </table:table-cell>
          <table:table-cell table:style-name="ce2" table:number-columns-repeated="12"/>
          <table:table-cell table:style-name="ce4"/>
          <table:table-cell table:style-name="ce2" table:number-columns-repeated="1004"/>
        </table:table-row>
        <table:table-row table:style-name="ro5">
          <table:table-cell office:value-type="float" office:value="746">
            <text:p>746</text:p>
          </table:table-cell>
          <table:table-cell office:value-type="float" office:value="739">
            <text:p>739</text:p>
          </table:table-cell>
          <table:table-cell office:value-type="string">
            <text:p>L14-1</text:p>
          </table:table-cell>
          <table:table-cell office:value-type="string">
            <text:p>Proceedings of the Ninth International Conference on Language Resources and Evaluation (LREC-2014)</text:p>
          </table:table-cell>
          <table:table-cell/>
          <table:table-cell office:value-type="string">
            <text:p>277_Paper, 686_Pape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 office:value-type="float" office:value="670">
            <text:p>670</text:p>
          </table:table-cell>
          <table:table-cell office:value-type="float" office:value="662">
            <text:p>662</text:p>
          </table:table-cell>
          <table:table-cell office:value-type="string">
            <text:p>L12-1</text:p>
          </table:table-cell>
          <table:table-cell office:value-type="string">
            <text:p>Proceedings of the Eighth International Conference on Language Resources and Evaluation (LREC-2012)</text:p>
          </table:table-cell>
          <table:table-cell/>
          <table:table-cell office:value-type="string">
            <text:p>139_Paper, 302_Pap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645">
            <text:p>645</text:p>
          </table:table-cell>
          <table:table-cell office:value-type="float" office:value="636">
            <text:p>636</text:p>
          </table:table-cell>
          <table:table-cell office:value-type="string">
            <text:p>L10-1</text:p>
          </table:table-cell>
          <table:table-cell office:value-type="string">
            <text:p>Proceedings of the Seventh conference on International Language Resources and Evaluation (LREC'10)</text:p>
          </table:table-cell>
          <table:table-cell/>
          <table:table-cell office:value-type="string">
            <text:p>279_Paper, 285_Paper, 516_Paper, 576_Paper, 644_Pap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620">
            <text:p>620</text:p>
          </table:table-cell>
          <table:table-cell office:value-type="float" office:value="615">
            <text:p>615</text:p>
          </table:table-cell>
          <table:table-cell office:value-type="string">
            <text:p>L08-1</text:p>
          </table:table-cell>
          <table:table-cell office:value-type="string">
            <text:p>LREC 2008</text:p>
          </table:table-cell>
          <table:table-cell/>
          <table:table-cell office:value-type="string">
            <text:p>272_paper, 329_paper, 349_paper, 685_pap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office:value-type="string">
            <text:p>L06-1</text:p>
          </table:table-cell>
          <table:table-cell office:value-type="string">
            <text:p>Proceedings of the Fifth International Conference on Language Resources and Evaluation (LREC'06)</text:p>
          </table:table-cell>
          <table:table-cell office:value-type="string">
            <text:p>L06-1186, L06-1234, L06-1265</text:p>
          </table:table-cell>
          <table:table-cell table:style-name="Default" office:value-type="string">
            <text:p>238_pd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23">
            <text:p>523</text:p>
          </table:table-cell>
          <table:table-cell office:value-type="string">
            <text:p>L04-1</text:p>
          </table:table-cell>
          <table:table-cell office:value-type="string">
            <text:p>Proceedings of the Fourth International Conference on Language Resources and Evaluation (LREC'04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54">
            <text:p>354</text:p>
          </table:table-cell>
          <table:table-cell office:value-type="string">
            <text:p>L02-1</text:p>
          </table:table-cell>
          <table:table-cell office:value-type="string">
            <text:p>Proceedings of the Third International Conference on Language Resources and Evaluation (LREC'02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 office:value-type="float" office:value="277">
            <text:p>277</text:p>
          </table:table-cell>
          <table:table-cell office:value-type="string">
            <text:p>L00-1</text:p>
          </table:table-cell>
          <table:table-cell office:value-type="string">
            <text:p>Proceedings of the Second International Conference on Language Resources and Evaluation (LREC'00)</text:p>
          </table:table-cell>
          <table:table-cell/>
          <table:table-cell office:value-type="string">
            <text:p>L00-1, L00-177</text:p>
          </table:table-cell>
          <table:table-cell table:number-columns-repeated="1018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wondershare pdf pro 2</text:p>
          </table:table-cell>
          <table:table-cell office:value-type="string">
            <text:p>essai 15j avec tatouages</text:p>
          </table:table-cell>
          <table:table-cell office:value-type="string">
            <text:p>pas txt</text:p>
          </table:table-cell>
        </table:table-row>
        <table:table-row table:style-name="ro1">
          <table:table-cell office:value-type="string">
            <text:p>pdf-to-txt_3-2_fr_134108</text:p>
          </table:table-cell>
          <table:table-cell office:value-type="string">
            <text:p>50 essais</text:p>
          </table:table-cell>
          <table:table-cell/>
        </table:table-row>
        <table:table-row table:style-name="ro1">
          <table:table-cell office:value-type="string">
            <text:p>pdf converter pro</text:p>
          </table:table-cell>
          <table:table-cell office:value-type="string">
            <text:p>essai 15j </text:p>
          </table:table-cell>
          <table:table-cell office:value-type="string">
            <text:p>ps txt, convertit en doc, en html (1 fichier par page)</text:p>
          </table:table-cell>
        </table:table-row>
        <table:table-row table:style-name="ro1">
          <table:table-cell office:value-type="string">
            <text:p>pdf2text.exe</text:p>
          </table:table-cell>
          <table:table-cell office:value-type="string">
            <text:p>documents un à un</text:p>
          </table:table-cell>
          <table:table-cell/>
        </table:table-row>
        <table:table-row table:style-name="ro1">
          <table:table-cell office:value-type="string">
            <text:p>http://www.zamzar.com/fr/convert/pdf-to-txt/</text:p>
          </table:table-cell>
          <table:table-cell office:value-type="string">
            <text:p>limite à 10 fichiers</text:p>
          </table:table-cell>
          <table:table-cell/>
        </table:table-row>
        <table:table-row table:style-name="ro1">
          <table:table-cell office:value-type="string">
            <text:p>http://www.pdf2text.org/</text:p>
          </table:table-cell>
          <table:table-cell office:value-type="string">
            <text:p>un à un</text:p>
          </table:table-cell>
          <table:table-cell/>
        </table:table-row>
        <table:table-row table:style-name="ro1">
          <table:table-cell office:value-type="string">
            <text:p>Convert Doc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23/09/2014</text:date>, <text:time>19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7H26M53S</meta:editing-duration>
    <meta:editing-cycles>96</meta:editing-cycles>
    <meta:generator>OpenOffice/4.0.1$Win32 OpenOffice.org_project/401m5$Build-9714</meta:generator>
    <dc:date>2014-09-23T19:59:45.54</dc:date>
    <dc:creator>c e</dc:creator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